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b051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officeooo:paragraph-rsid="0010b051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10b051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0b05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0b051"/>
    </style:style>
    <style:style style:name="P6" style:family="paragraph" style:parent-style-name="Standard">
      <style:paragraph-properties fo:text-align="start" style:justify-single-word="false"/>
      <style:text-properties officeooo:rsid="0013d705" officeooo:paragraph-rsid="0013d705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6e2c7"/>
    </style:style>
    <style:style style:name="P8" style:family="paragraph" style:parent-style-name="Standard">
      <style:paragraph-properties fo:text-align="start" style:justify-single-word="false"/>
      <style:text-properties officeooo:rsid="00157b74" officeooo:paragraph-rsid="00157b74"/>
    </style:style>
    <style:style style:name="P9" style:family="paragraph" style:parent-style-name="Standard">
      <style:paragraph-properties fo:text-align="start" style:justify-single-word="false"/>
      <style:text-properties officeooo:rsid="0016e2c7" officeooo:paragraph-rsid="0016e2c7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6e2c7" officeooo:paragraph-rsid="0016e2c7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6e2c7" officeooo:paragraph-rsid="0016e2c7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6e2c7" officeooo:paragraph-rsid="0016e2c7"/>
    </style:style>
    <style:style style:name="P13" style:family="paragraph" style:parent-style-name="Standard">
      <style:paragraph-properties fo:text-align="start" style:justify-single-word="false"/>
      <style:text-properties officeooo:rsid="0016e8f7" officeooo:paragraph-rsid="0016e8f7"/>
    </style:style>
    <style:style style:name="P14" style:family="paragraph" style:parent-style-name="Standard">
      <style:paragraph-properties fo:text-align="start" style:justify-single-word="false"/>
      <style:text-properties officeooo:rsid="0016e8f7" officeooo:paragraph-rsid="0017aa78"/>
    </style:style>
    <style:style style:name="P15" style:family="paragraph" style:parent-style-name="Standard">
      <style:paragraph-properties fo:text-align="start" style:justify-single-word="false"/>
      <style:text-properties officeooo:rsid="0016e8f7" officeooo:paragraph-rsid="001dc155"/>
    </style:style>
    <style:style style:name="P16" style:family="paragraph" style:parent-style-name="Standard">
      <style:paragraph-properties fo:text-align="start" style:justify-single-word="false"/>
      <style:text-properties officeooo:rsid="00174ff5" officeooo:paragraph-rsid="00174ff5"/>
    </style:style>
    <style:style style:name="P17" style:family="paragraph" style:parent-style-name="Standard" style:list-style-name="L4">
      <style:paragraph-properties fo:text-align="start" style:justify-single-word="false"/>
      <style:text-properties officeooo:rsid="00174ff5" officeooo:paragraph-rsid="00174ff5"/>
    </style:style>
    <style:style style:name="P18" style:family="paragraph" style:parent-style-name="Standard" style:list-style-name="L4">
      <style:paragraph-properties fo:text-align="start" style:justify-single-word="false"/>
      <style:text-properties officeooo:rsid="0017a509" officeooo:paragraph-rsid="0017a509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833d5" officeooo:paragraph-rsid="001833d5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57b74" officeooo:paragraph-rsid="00157b74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6e2c7" officeooo:paragraph-rsid="0016e2c7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6e8f7" officeooo:paragraph-rsid="0016e8f7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74ff5" officeooo:paragraph-rsid="00174ff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833d5" officeooo:paragraph-rsid="001833d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9e958" officeooo:paragraph-rsid="0019e958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0pt" fo:font-style="italic" officeooo:rsid="001833d5" officeooo:paragraph-rsid="001833d5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text-align="start" style:justify-single-word="false"/>
      <style:text-properties fo:font-size="10pt" fo:font-style="italic" fo:font-weight="normal" officeooo:rsid="001833d5" officeooo:paragraph-rsid="001833d5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0pt" officeooo:rsid="001833d5" officeooo:paragraph-rsid="001833d5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officeooo:rsid="001dc155" officeooo:paragraph-rsid="001dc155"/>
    </style:style>
    <style:style style:name="P30" style:family="paragraph" style:parent-style-name="Standard" style:master-page-name="">
      <loext:graphic-properties draw:fill="none"/>
      <style:paragraph-properties fo:margin-left="1.6cm" fo:margin-right="0cm" fo:text-align="start" style:justify-single-word="false" fo:text-indent="0.4cm" style:auto-text-indent="false" style:page-number="auto" fo:background-color="transparent"/>
      <style:text-properties officeooo:rsid="0013d705" officeooo:paragraph-rsid="0013d705"/>
    </style:style>
    <style:style style:name="P31" style:family="paragraph" style:parent-style-name="Standard">
      <loext:graphic-properties draw:fill="none"/>
      <style:paragraph-properties fo:margin-left="1.6cm" fo:margin-right="0cm" fo:text-align="start" style:justify-single-word="false" fo:text-indent="0.4cm" style:auto-text-indent="false" fo:background-color="transparent"/>
      <style:text-properties officeooo:rsid="0013d705" officeooo:paragraph-rsid="0013d705"/>
    </style:style>
    <style:style style:name="T1" style:family="text">
      <style:text-properties officeooo:rsid="0010b051"/>
    </style:style>
    <style:style style:name="T2" style:family="text">
      <style:text-properties officeooo:rsid="0013d705"/>
    </style:style>
    <style:style style:name="T3" style:family="text">
      <style:text-properties officeooo:rsid="0016e2c7"/>
    </style:style>
    <style:style style:name="T4" style:family="text">
      <style:text-properties officeooo:rsid="00174ff5"/>
    </style:style>
    <style:style style:name="T5" style:family="text">
      <style:text-properties officeooo:rsid="0017a509"/>
    </style:style>
    <style:style style:name="T6" style:family="text">
      <style:text-properties officeooo:rsid="0017aa7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officeooo:rsid="0019e958"/>
    </style:style>
    <style:style style:name="T10" style:family="text">
      <style:text-properties officeooo:rsid="001dc155"/>
    </style:style>
    <style:style style:name="T11" style:family="text">
      <style:text-properties officeooo:rsid="001ecc0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3">Факультет информационных технологий и прикладной математики</text:p>
      <text:p text:style-name="P3">Кафедра вычислительной математики и программирования</text:p>
      <text:p text:style-name="P3"/>
      <text:p text:style-name="P3"/>
      <text:p text:style-name="P3"/>
      <text:p text:style-name="P4">Отчет по лабораторной работе №<text:span text:style-name="T2">2</text:span> </text:p>
      <text:p text:style-name="P4">«<text:span text:style-name="T2">Булев индекс</text:span>»</text:p>
      <text:p text:style-name="P4">по курсу</text:p>
      <text:p text:style-name="P4">«Информационный поиск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Группа: М80-108М-17 </text:p>
      <text:p text:style-name="P2">Выполнил: <text:span text:style-name="T1">Забарин Н.И.</text:span> </text:p>
      <text:p text:style-name="P2">Преподаватель: А.Л. Калинин </text:p>
      <text:p text:style-name="P2"/>
      <text:p text:style-name="P2"/>
      <text:p text:style-name="P2"/>
      <text:p text:style-name="P2"/>
      <text:p text:style-name="P5">Москва, 2018</text:p>
      <text:p text:style-name="P25"><text:soft-page-break/>Задание</text:p>
      <text:p text:style-name="P6"><text:tab/>Требуется построить поисковый индекс, пригодный для булева поиска, по подготовленному в ЛР1 корпусу документов.</text:p>
      <text:p text:style-name="P6"><text:tab/>Требования к индексу:</text:p>
      <text:p text:style-name="P30">• <text:s text:c="2"/>Самостоятельно разработанный, бинарный формат представления данных. Формат необходимо описать в отчёте, в побайтовом представлении.</text:p>
      <text:p text:style-name="P31">• <text:s text:c="2"/>Формат должен предполагать расширение, т.к. в следующих работах он будет меняться под требования новых лабораторных работ.</text:p>
      <text:p text:style-name="P31">• <text:s text:c="2"/>Использование текстового представления или готовых баз данных не допускается.</text:p>
      <text:p text:style-name="P31">• <text:s text:c="2"/>Кроме обратного индекса, должен быть создан «прямой» индекс, содержащий в себе как минимум заголовки документов и ссылки на них (понадобятся для выполнения ЛР2, при генерации страницы поисковой выдачи).</text:p>
      <text:p text:style-name="P31">• <text:s text:c="2"/>Для термов должна быть как минимум понижена капитализация.</text:p>
      <text:p text:style-name="P6"/>
      <text:p text:style-name="P20">Метод решения</text:p>
      <text:p text:style-name="P8"><text:tab/>Индексация происходит за один проход. </text:p>
      <text:p text:style-name="P8"><text:tab/>Поскольку словарь токенов не помещается в оперативную память (было выставлено искусственное ограничение на 1ГБ) процесс индексации состоит из 3 частей.</text:p>
      <text:p text:style-name="P8"><text:tab/>На первом этапе собирается словарь в котором ключом является токен, а значением список идентификаторов статей. После обработки каждой статьи считается приближенный размер индекса содержащегося в словаре, как только размер превышает пороговое значение в 200 МБ происходит запись индекса на диск и обнуление словаря, это второй этап. После записи возвращаемся к построению индекса.</text:p>
      <text:p text:style-name="P8"><text:tab/>Последний этап это слияние всех полученных индексов в один.</text:p>
      <text:p text:style-name="P8"><text:tab/><text:span text:style-name="T9">Прямой индекс с документами хранится в БД(описано в ЛР1).</text:span></text:p>
      <text:p text:style-name="P8"/>
      <text:p text:style-name="P20">Токенизация</text:p>
      <text:p text:style-name="P8"><text:tab/>Процесс разбиения статьи на токены довольно примитивен, заменяем все символы кроме букв латинского алфавита и цифр на пробелы, далее делаем сплит и получаем набор токенов, далее токены проходят через лемматизатор, (в примерах описанных ниже лемматизатор возвращает неизмененную строку). </text:p>
      <text:p text:style-name="P8"><text:tab/>Дальше реализовано два способа возврата токенов, как сет уникальных токенов(теряем позиции, не сможем <text:span text:style-name="T3">сортировать результаты поиска) или как словарь, где токен — ключ, а значение — список позиций.</text:span></text:p>
      <text:p text:style-name="P8"/>
      <text:p text:style-name="P19">Код извлечения уникальных токенов из документа:</text:p>
      <text:p text:style-name="P26">def extract_token_list(obj): <text:s text:c="42"/></text:p>
      <text:p text:style-name="P26"><text:s text:c="4"/>text = obj.get('text', '') <text:s text:c="40"/></text:p>
      <text:p text:style-name="P26"><text:s text:c="71"/></text:p>
      <text:p text:style-name="P26"><text:s text:c="4"/>#prepare text <text:s text:c="53"/></text:p>
      <text:p text:style-name="P26"><text:s text:c="4"/>text = re.sub(wsre, ' ', text) <text:s text:c="36"/></text:p>
      <text:p text:style-name="P26"><text:s text:c="4"/>text = text.lower() <text:s text:c="47"/></text:p>
      <text:p text:style-name="P26"><text:s text:c="71"/></text:p>
      <text:p text:style-name="P26"><text:s text:c="4"/>token_list = text.split() <text:s text:c="41"/></text:p>
      <text:p text:style-name="P26"><text:s text:c="4"/>return token_list <text:s text:c="49"/></text:p>
      <text:p text:style-name="P26"><text:s text:c="71"/></text:p>
      <text:p text:style-name="P26">def extract_token_set(obj): <text:s text:c="43"/></text:p>
      <text:p text:style-name="P26"><text:s text:c="4"/>return {i for i in extract_token_list(obj) if i and check_token(i)}</text:p>
      <text:p text:style-name="P8"/>
      <text:p text:style-name="P8"/>
      <text:p text:style-name="P8"/>
      <text:p text:style-name="P8"/>
      <text:p text:style-name="P8"/>
      <text:p text:style-name="P21"><text:soft-page-break/>Бинарный формат</text:p>
      <text:p text:style-name="P9"><text:tab/>Индекс сохраняется на диск в виде 2 файлов с одинаковым названием и расширениями .id(index data) и .ih(index header). </text:p>
      <text:p text:style-name="P9"><text:tab/>Id-файл состоит из блоков каждый блок имеет одинаковую структуру:</text:p>
      <text:list xml:id="list1195432641" text:style-name="L1">
        <text:list-item>
          <text:p text:style-name="P7"><text:span text:style-name="T3">Число L описывающее длину токена.</text:span></text:p>
        </text:list-item>
        <text:list-item>
          <text:p text:style-name="P10">Токен состоящий из L байт.</text:p>
        </text:list-item>
        <text:list-item>
          <text:p text:style-name="P10">Число N описывающее длину списка идентификаторов документов в которых встречается данный токен.</text:p>
        </text:list-item>
        <text:list-item>
          <text:p text:style-name="P10">N чисел являющихся вышеописанным списком.</text:p>
        </text:list-item>
      </text:list>
      <text:p text:style-name="P9"/>
      <text:p text:style-name="P9"><text:tab/>Все форматы чисел можно варьировать, в текущей реализации все числа это 4-х байтные беззнаковые числа.</text:p>
      <text:p text:style-name="P9"/>
      <text:p text:style-name="P9"><text:tab/>Заголовочный файл представляется из себя список смещений на все блоки в файле с данными и имеет следующий формат:</text:p>
      <text:list xml:id="list696322667" text:style-name="L2">
        <text:list-item>
          <text:p text:style-name="P11">Число N описывающее длину списка смещений.</text:p>
        </text:list-item>
        <text:list-item>
          <text:p text:style-name="P11">N чисел являющихся вышеописанным списком.</text:p>
        </text:list-item>
      </text:list>
      <text:p text:style-name="P9"/>
      <text:p text:style-name="P9"><text:tab/>Блоки с токенами хранятся в файле в отсортированном порядке, для осуществления сортировки слиянием и бинарного поиска по индексу.</text:p>
      <text:p text:style-name="P9"/>
      <text:p text:style-name="P19">Код функций для конвертации данных в бинарный формат:</text:p>
      <text:p text:style-name="P27">@classmethod <text:s text:c="75"/></text:p>
      <text:p text:style-name="P27">def _str_struct(cls, l): <text:s text:c="63"/></text:p>
      <text:p text:style-name="P27"><text:s text:c="4"/>if l &gt; 256 ** cls.len_size: <text:s text:c="56"/></text:p>
      <text:p text:style-name="P27"><text:s text:c="8"/>raise Exception("[IndexStorage._str_struct] Too long string(len={})".format(l)) </text:p>
      <text:p text:style-name="P27"><text:s text:c="4"/>return struct.Struct('{}{}s'.format(cls.len_format, l)) <text:s text:c="28"/></text:p>
      <text:p text:style-name="P27"><text:s text:c="88"/></text:p>
      <text:p text:style-name="P27">@classmethod <text:s text:c="75"/></text:p>
      <text:p text:style-name="P27">def _lst_struct(cls, l): <text:s text:c="63"/></text:p>
      <text:p text:style-name="P27"><text:s text:c="4"/>if l &gt; 256 ** cls.len_size: <text:s text:c="56"/></text:p>
      <text:p text:style-name="P27"><text:s text:c="8"/>raise Exception("[IndexStorage._lst_struct] Too long list(len={})".format(l)) <text:s text:c="2"/></text:p>
      <text:p text:style-name="P27"><text:s text:c="4"/>return struct.Struct('{}{}'.format(cls.len_format, cls.int_format * l)) <text:s text:c="12"/></text:p>
      <text:p text:style-name="P27"><text:s text:c="88"/></text:p>
      <text:p text:style-name="P27">@classmethod <text:s text:c="75"/></text:p>
      <text:p text:style-name="P27">def _int_struct(cls): <text:s text:c="66"/></text:p>
      <text:p text:style-name="P27"><text:s text:c="4"/>return struct.Struct(cls.int_format) <text:s text:c="47"/></text:p>
      <text:p text:style-name="P27"><text:s text:c="88"/></text:p>
      <text:p text:style-name="P27">@classmethod <text:s text:c="75"/></text:p>
      <text:p text:style-name="P27">def _len_struct(cls): <text:s text:c="66"/></text:p>
      <text:p text:style-name="P24"><text:span text:style-name="T8"><text:s text:c="4"/>return struct.Struct(cls.len_format) <text:s text:c="4"/></text:span><text:span text:style-name="T7"><text:s/></text:span><text:s text:c="42"/></text:p>
      <text:p text:style-name="P9"/>
      <text:p text:style-name="P21">Слияние индексов</text:p>
      <text:p text:style-name="P9"><text:tab/>После построения маленьких индексов необходимо слить их в один. Для этого будем действовать по след алгоритму:</text:p>
      <text:list xml:id="list827964826" text:style-name="L3">
        <text:list-item>
          <text:p text:style-name="P12">разбить список индексов на пары, если индексов нечетное число, то с лишним ничего не делать</text:p>
        </text:list-item>
        <text:list-item>
          <text:p text:style-name="P12">попарно слить индексы используя сортировку слиянием в новый индекс</text:p>
        </text:list-item>
        <text:list-item>
          <text:p text:style-name="P12">получаем новый список индексов который включает в себя лишний индекс из п.1 если такой был</text:p>
        </text:list-item>
        <text:list-item>
          <text:p text:style-name="P12">повторяем п.1-3 пока длина списка не станет равной 1.</text:p>
        </text:list-item>
      </text:list>
      <text:p text:style-name="P9"/>
      <text:p text:style-name="P9"/>
      <text:p text:style-name="P9"/>
      <text:p text:style-name="P9"/>
      <text:p text:style-name="P19"><text:soft-page-break/>Код основного цикла в функции слияния индексов:</text:p>
      <text:p text:style-name="P26">while pos[0] &lt; n[0] or pos[1] &lt; n[1]: <text:s text:c="14"/></text:p>
      <text:p text:style-name="P26"><text:s text:c="4"/>if pos[0] &lt; n[0] and pos[1] &lt; n[1]: <text:s text:c="12"/></text:p>
      <text:p text:style-name="P26"><text:s text:c="8"/>if term[0] == term[1]: <text:s text:c="21"/></text:p>
      <text:p text:style-name="P26"><text:s text:c="12"/>l1 = self._read_list(f[0], p[0]) <text:s text:c="7"/></text:p>
      <text:p text:style-name="P26"><text:s text:c="12"/>l2 = self._read_list(f[1], p[1]) <text:s text:c="7"/></text:p>
      <text:p text:style-name="P26"><text:s text:c="12"/>lo = set(l1) | set(l2) <text:s text:c="17"/></text:p>
      <text:p text:style-name="P26"><text:s text:c="12"/>termo = term[0] <text:s text:c="24"/></text:p>
      <text:p text:style-name="P26"><text:s text:c="12"/>read_term(0) <text:s text:c="27"/></text:p>
      <text:p text:style-name="P26"><text:s text:c="12"/>read_term(1) <text:s text:c="27"/></text:p>
      <text:p text:style-name="P26"><text:s text:c="8"/>else: <text:s text:c="38"/></text:p>
      <text:p text:style-name="P26"><text:s text:c="12"/>if term[0] &lt; term[1]: <text:s text:c="18"/></text:p>
      <text:p text:style-name="P26"><text:s text:c="16"/>cur = 0 <text:s text:c="28"/></text:p>
      <text:p text:style-name="P26"><text:s text:c="12"/>else: <text:s text:c="34"/></text:p>
      <text:p text:style-name="P26"><text:s text:c="16"/>cur = 1 <text:s text:c="28"/></text:p>
      <text:p text:style-name="P26"><text:s text:c="52"/></text:p>
      <text:p text:style-name="P26"><text:s text:c="12"/>lo = self._read_list(f[cur], p[cur]) <text:s text:c="3"/></text:p>
      <text:p text:style-name="P26"><text:s text:c="12"/>termo = term[cur] <text:s text:c="22"/></text:p>
      <text:p text:style-name="P26"><text:s text:c="12"/>read_term(cur) <text:s text:c="25"/></text:p>
      <text:p text:style-name="P26"><text:s text:c="4"/>else: <text:s text:c="42"/></text:p>
      <text:p text:style-name="P26"><text:s text:c="8"/>if pos[0] &gt;= n[0]: <text:s text:c="25"/></text:p>
      <text:p text:style-name="P26"><text:s text:c="12"/>cur = 1 <text:s text:c="32"/></text:p>
      <text:p text:style-name="P26"><text:s text:c="8"/>else: <text:s text:c="38"/></text:p>
      <text:p text:style-name="P26"><text:s text:c="12"/>cur = 0 <text:s text:c="32"/></text:p>
      <text:p text:style-name="P26"><text:s text:c="52"/></text:p>
      <text:p text:style-name="P26"><text:s text:c="8"/>lo = self._read_list(f[cur], p[cur]) <text:s text:c="7"/></text:p>
      <text:p text:style-name="P26"><text:s text:c="8"/>termo = term[cur] <text:s text:c="26"/></text:p>
      <text:p text:style-name="P26"><text:s text:c="8"/>read_term(cur) <text:s text:c="29"/></text:p>
      <text:p text:style-name="P26"><text:s text:c="52"/></text:p>
      <text:p text:style-name="P26"><text:s text:c="52"/></text:p>
      <text:p text:style-name="P26"><text:s text:c="4"/>hout.append(fout.tell()) <text:s text:c="23"/></text:p>
      <text:p text:style-name="P26"><text:s text:c="4"/>fout.write(self.storage.str2byte(termo)) <text:s text:c="7"/></text:p>
      <text:p text:style-name="P28"><text:span text:style-name="T7"><text:s text:c="4"/>fout.write(self.storage.lst2byte(list(lo))) <text:s/></text:span><text:s text:c="3"/></text:p>
      <text:p text:style-name="P9"/>
      <text:p text:style-name="P22">Статистика</text:p>
      <text:p text:style-name="P14"><text:tab/>Индексировались все статьи английской Википедии, 20.<text:span text:style-name="T11">7</text:span>ГБ текста, после очистки. <text:span text:style-name="T4">Конфигурация системы 1Гб DDR3 памяти, 1 физ. ядро AMD A8-7650K, 100ГБ SSD M.2.</text:span></text:p>
      <text:p text:style-name="P13"/>
      <text:p text:style-name="P13"><text:tab/>На выходе было получено 23 индекса размером около 200МБ.</text:p>
      <text:p text:style-name="P13"><text:tab/>Среднее число токенов в индексе 1,3 млн. </text:p>
      <text:p text:style-name="P13"><text:tab/>Затраченное время примерно 4500 сек.</text:p>
      <text:p text:style-name="P13"><text:tab/>Средняя скорость 4,6 МБ/с.</text:p>
      <text:p text:style-name="P13"><text:tab/>Среднее время обработки статьи 0.5мс. </text:p>
      <text:p text:style-name="P13"/>
      <text:p text:style-name="P13"><text:tab/><text:span text:style-name="T6">Время затраченное на слитие индексов примерно 4200 сек.</text:span></text:p>
      <text:p text:style-name="P13"><text:tab/><text:span text:style-name="T6">Итоговый размер индекса около 4.1Гб.</text:span></text:p>
      <text:p text:style-name="P13"/>
      <text:p text:style-name="P13"><text:tab/><text:span text:style-name="T10">Средняя длина слова 5.6 символов.</text:span></text:p>
      <text:p text:style-name="P13"><text:tab/><text:span text:style-name="T10">Число уникальных токенов чуть больше 11 млн.</text:span></text:p>
      <text:p text:style-name="P13"><text:tab/><text:span text:style-name="T10">Суммарное число слов во всех документах около 2,5 млрд.</text:span></text:p>
      <text:p text:style-name="P15"><text:tab/><text:span text:style-name="T10">ТОП-10 слов: 196342285 — the, 79402426 — and, 29946895 — was, 26041753 — for, <text:s text:c="5"/>21453751 — that, 20127351 — with, 16670396 — http, 14858828 — from, 14516777 — this, <text:s text:c="13"/>13079319 — utc.</text:span></text:p>
      <text:p text:style-name="P13"><text:tab/></text:p>
      <text:p text:style-name="P22"/>
      <text:p text:style-name="P22"/>
      <text:p text:style-name="P22"/>
      <text:p text:style-name="P22"/>
      <text:p text:style-name="P23"><text:soft-page-break/>Выводы</text:p>
      <text:p text:style-name="P16"><text:tab/>Реализация индексатора описанная выше позволяет работать с любым числом документов, но при этом ограничена по размеру документа, он должен полностью помещаться в оперативную память вместе с индексом построенным по нему.</text:p>
      <text:p text:style-name="P16"><text:tab/>Еще несколько особенностей реализации:</text:p>
      <text:list xml:id="list1840495961" text:style-name="L4">
        <text:list-item>
          <text:p text:style-name="P17">Хранение индекса в одном файле удобно для бинарного поиска, с несколькими нюансами. При хранении индекса на HDD можно быстро сломать диск, а так же это сильно снизит скорость <text:span text:style-name="T5">обработки </text:span>запросов. </text:p>
        </text:list-item>
        <text:list-item>
          <text:p text:style-name="P17">Класс описывающий сохранение индекса легко изменяется на другие структуры и типы данных.</text:p>
        </text:list-item>
        <text:list-item>
          <text:p text:style-name="P18">Из-за применения операции сортировки слиянием необходимо иметь запас памяти примерно в 2 раза превосходящий конечный размер индекса.</text:p>
        </text:list-item>
      </text:list>
      <text:p text:style-name="P1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44:00.647518672</meta:creation-date>
    <dc:date>2018-04-24T20:42:22.642544767</dc:date>
    <meta:editing-duration>PT1H27M54S</meta:editing-duration>
    <meta:editing-cycles>11</meta:editing-cycles>
    <meta:generator>LibreOffice/5.3.1.2$Linux_X86_64 LibreOffice_project/30m0$Build-2</meta:generator>
    <meta:document-statistic meta:table-count="0" meta:image-count="0" meta:object-count="0" meta:page-count="5" meta:paragraph-count="134" meta:word-count="882" meta:character-count="9381" meta:non-whitespace-character-count="5710"/>
  </office:meta>
</office:document-meta>
</file>